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80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075" calcext:value-type="float">
            <text:p>0.2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105" calcext:value-type="float">
            <text:p>0.4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405" calcext:value-type="float">
            <text:p>0.5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791" calcext:value-type="float">
            <text:p>0.6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8431" calcext:value-type="float">
            <text:p>0.8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679" calcext:value-type="float">
            <text:p>1.0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2444" calcext:value-type="float">
            <text:p>1.2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5113" calcext:value-type="float">
            <text:p>1.51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9305" calcext:value-type="float">
            <text:p>1.9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3225" calcext:value-type="float">
            <text:p>2.3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059" calcext:value-type="float">
            <text:p>0.1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592" calcext:value-type="float">
            <text:p>0.1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843" calcext:value-type="float">
            <text:p>0.28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451" calcext:value-type="float">
            <text:p>0.5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336" calcext:value-type="float">
            <text:p>0.6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7678" calcext:value-type="float">
            <text:p>0.7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8686" calcext:value-type="float">
            <text:p>0.8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1603" calcext:value-type="float">
            <text:p>1.1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993" calcext:value-type="float">
            <text:p>0.19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2377" calcext:value-type="float">
            <text:p>0.2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694" calcext:value-type="float">
            <text:p>0.26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3561" calcext:value-type="float">
            <text:p>0.35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7" calcext:value-type="float">
            <text:p>0.4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4463" calcext:value-type="float">
            <text:p>0.44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5234" calcext:value-type="float">
            <text:p>0.5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6106" calcext:value-type="float">
            <text:p>0.6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085" calcext:value-type="float">
            <text:p>0.10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1737" calcext:value-type="float">
            <text:p>0.17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175" calcext:value-type="float">
            <text:p>0.2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555" calcext:value-type="float">
            <text:p>0.25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3276" calcext:value-type="float">
            <text:p>0.32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3688" calcext:value-type="float">
            <text:p>0.3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442" calcext:value-type="float">
            <text:p>0.54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669" calcext:value-type="float">
            <text:p>0.06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447" calcext:value-type="float">
            <text:p>0.1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2214" calcext:value-type="float">
            <text:p>0.2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2747" calcext:value-type="float">
            <text:p>0.27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3764" calcext:value-type="float">
            <text:p>0.3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4031" calcext:value-type="float">
            <text:p>0.4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4547" calcext:value-type="float">
            <text:p>0.4547</text:p>
          </table:table-cell>
        </table:table-row>
      </table:table>
      <table:table table:name="Pivot Table_1080_1" table:style-name="ta1">
        <table:shapes>
          <draw:frame draw:z-index="0" draw:style-name="gr1" draw:text-style-name="P1" svg:width="833.84pt" svg:height="469.02pt" svg:x="482.6pt" svg:y="0.43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4"/>
        <table:table-column table:style-name="co3" table:default-cell-style-name="ce9"/>
        <table:table-column table:style-name="co3" table:number-columns-repeated="3" table:default-cell-style-name="ce15"/>
        <table:table-column table:style-name="co3" table:default-cell-style-name="ce19"/>
        <table:table-column table:style-name="co3" table:default-cell-style-name="ce25"/>
        <table:table-row table:style-name="ro1">
          <table:table-cell table:style-name="ce1" office:value-type="string" calcext:value-type="string">
            <text:p>Sum - s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0.145" calcext:value-type="float">
            <text:p>0.145</text:p>
          </table:table-cell>
          <table:table-cell table:style-name="ce14" office:value-type="float" office:value="0.0694" calcext:value-type="float">
            <text:p>0.0694</text:p>
          </table:table-cell>
          <table:table-cell table:style-name="ce14" office:value-type="float" office:value="0.0406" calcext:value-type="float">
            <text:p>0.0406</text:p>
          </table:table-cell>
          <table:table-cell table:style-name="ce14" office:value-type="float" office:value="0.0375" calcext:value-type="float">
            <text:p>0.0375</text:p>
          </table:table-cell>
          <table:table-cell table:style-name="ce18" office:value-type="float" office:value="0.0335" calcext:value-type="float">
            <text:p>0.0335</text:p>
          </table:table-cell>
          <table:table-cell table:style-name="ce24"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4755" calcext:value-type="float">
            <text:p>0.4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6" calcext:value-type="float">
            <text:p>0.306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6989" calcext:value-type="float">
            <text:p>0.6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1252" calcext:value-type="float">
            <text:p>0.1252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345" calcext:value-type="float">
            <text:p>0.345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37" calcext:value-type="float">
            <text:p>0.1737</text:p>
          </table:table-cell>
          <table:table-cell office:value-type="float" office:value="0.1447" calcext:value-type="float">
            <text:p>0.1447</text:p>
          </table:table-cell>
          <table:table-cell office:value-type="float" office:value="1.5418" calcext:value-type="float">
            <text:p>1.5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1858" calcext:value-type="float">
            <text:p>0.1858</text:p>
          </table:table-cell>
          <table:table-cell office:value-type="float" office:value="1.9164" calcext:value-type="float">
            <text:p>1.9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679" calcext:value-type="float">
            <text:p>1.067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2214" calcext:value-type="float">
            <text:p>0.2214</text:p>
          </table:table-cell>
          <table:table-cell office:value-type="float" office:value="2.3593" calcext:value-type="float">
            <text:p>2.3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444" calcext:value-type="float">
            <text:p>1.2444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2747" calcext:value-type="float">
            <text:p>0.2747</text:p>
          </table:table-cell>
          <table:table-cell office:value-type="float" office:value="2.8142" calcext:value-type="float">
            <text:p>2.8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13" calcext:value-type="float">
            <text:p>1.5113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177" calcext:value-type="float">
            <text:p>0.3177</text:p>
          </table:table-cell>
          <table:table-cell office:value-type="float" office:value="3.3381" calcext:value-type="float">
            <text:p>3.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889" calcext:value-type="float">
            <text:p>1.688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3764" calcext:value-type="float">
            <text:p>0.3764</text:p>
          </table:table-cell>
          <table:table-cell office:value-type="float" office:value="3.749" calcext:value-type="float">
            <text:p>3.7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305" calcext:value-type="float">
            <text:p>1.9305</text:p>
          </table:table-cell>
          <table:table-cell office:value-type="float" office:value="0.981" calcext:value-type="float">
            <text:p>0.981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031" calcext:value-type="float">
            <text:p>0.4031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2.3225" calcext:value-type="float">
            <text:p>2.3225</text:p>
          </table:table-cell>
          <table:table-cell table:style-name="ce16" office:value-type="float" office:value="1.1603" calcext:value-type="float">
            <text:p>1.1603</text:p>
          </table:table-cell>
          <table:table-cell table:style-name="ce16" office:value-type="float" office:value="0.6106" calcext:value-type="float">
            <text:p>0.6106</text:p>
          </table:table-cell>
          <table:table-cell table:style-name="ce16" office:value-type="float" office:value="0.5442" calcext:value-type="float">
            <text:p>0.5442</text:p>
          </table:table-cell>
          <table:table-cell table:style-name="ce20" office:value-type="float" office:value="0.4547" calcext:value-type="float">
            <text:p>0.4547</text:p>
          </table:table-cell>
          <table:table-cell table:style-name="ce26" office:value-type="float" office:value="5.0923" calcext:value-type="float">
            <text:p>5.092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2.8972" calcext:value-type="float">
            <text:p>12.8972</text:p>
          </table:table-cell>
          <table:table-cell table:style-name="ce17" office:value-type="float" office:value="6.5575" calcext:value-type="float">
            <text:p>6.5575</text:p>
          </table:table-cell>
          <table:table-cell table:style-name="ce17" office:value-type="float" office:value="3.4892" calcext:value-type="float">
            <text:p>3.4892</text:p>
          </table:table-cell>
          <table:table-cell table:style-name="ce17" office:value-type="float" office:value="3.0681" calcext:value-type="float">
            <text:p>3.0681</text:p>
          </table:table-cell>
          <table:table-cell table:style-name="ce21" office:value-type="float" office:value="2.7416" calcext:value-type="float">
            <text:p>2.7416</text:p>
          </table:table-cell>
          <table:table-cell table:style-name="ce27" office:value-type="float" office:value="28.7536" calcext:value-type="float">
            <text:p>28.7536</text:p>
          </table:table-cell>
        </table:table-row>
      </table:table>
      <table:named-expressions/>
      <table:data-pilot-tables>
        <table:data-pilot-table table:name="DataPilot1" table:application-data="" table:target-range-address="'Pivot Table_1080_1'.A1:'Pivot Table_1080_1'.G16" table:buttons="'Pivot Table_1080_1'.A2 'Pivot Table_1080_1'.B1" table:show-filter-button="false" table:drill-down-on-double-click="false">
          <table:source-cell-range table:cell-range-address="'1080'.A1:'1080'.C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" table:orientation="data" table:used-hierarchy="0" table:function="sum">
            <table:data-pilot-level table:show-empty="false" calcext:repeat-item-labels="false">
              <table:data-pilot-members>
                <table:data-pilot-member table:name="0.0335" table:display="true" table:show-details="true"/>
                <table:data-pilot-member table:name="0.0375" table:display="true" table:show-details="true"/>
                <table:data-pilot-member table:name="0.0406" table:display="true" table:show-details="true"/>
                <table:data-pilot-member table:name="0.0479" table:display="true" table:show-details="true"/>
                <table:data-pilot-member table:name="0.0569" table:display="true" table:show-details="true"/>
                <table:data-pilot-member table:name="0.0573" table:display="true" table:show-details="true"/>
                <table:data-pilot-member table:name="0.0669" table:display="true" table:show-details="true"/>
                <table:data-pilot-member table:name="0.0694" table:display="true" table:show-details="true"/>
                <table:data-pilot-member table:name="0.082" table:display="true" table:show-details="true"/>
                <table:data-pilot-member table:name="0.0848" table:display="true" table:show-details="true"/>
                <table:data-pilot-member table:name="0.0896" table:display="true" table:show-details="true"/>
                <table:data-pilot-member table:name="0.1059" table:display="true" table:show-details="true"/>
                <table:data-pilot-member table:name="0.1085" table:display="true" table:show-details="true"/>
                <table:data-pilot-member table:name="0.1115" table:display="true" table:show-details="true"/>
                <table:data-pilot-member table:name="0.1252" table:display="true" table:show-details="true"/>
                <table:data-pilot-member table:name="0.1345" table:display="true" table:show-details="true"/>
                <table:data-pilot-member table:name="0.1385" table:display="true" table:show-details="true"/>
                <table:data-pilot-member table:name="0.1447" table:display="true" table:show-details="true"/>
                <table:data-pilot-member table:name="0.145" table:display="true" table:show-details="true"/>
                <table:data-pilot-member table:name="0.1592" table:display="true" table:show-details="true"/>
                <table:data-pilot-member table:name="0.1737" table:display="true" table:show-details="true"/>
                <table:data-pilot-member table:name="0.1858" table:display="true" table:show-details="true"/>
                <table:data-pilot-member table:name="0.1993" table:display="true" table:show-details="true"/>
                <table:data-pilot-member table:name="0.205" table:display="true" table:show-details="true"/>
                <table:data-pilot-member table:name="0.2075" table:display="true" table:show-details="true"/>
                <table:data-pilot-member table:name="0.2175" table:display="true" table:show-details="true"/>
                <table:data-pilot-member table:name="0.2214" table:display="true" table:show-details="true"/>
                <table:data-pilot-member table:name="0.2377" table:display="true" table:show-details="true"/>
                <table:data-pilot-member table:name="0.2555" table:display="true" table:show-details="true"/>
                <table:data-pilot-member table:name="0.2694" table:display="true" table:show-details="true"/>
                <table:data-pilot-member table:name="0.2747" table:display="true" table:show-details="true"/>
                <table:data-pilot-member table:name="0.2843" table:display="true" table:show-details="true"/>
                <table:data-pilot-member table:name="0.3054" table:display="true" table:show-details="true"/>
                <table:data-pilot-member table:name="0.306" table:display="true" table:show-details="true"/>
                <table:data-pilot-member table:name="0.3177" table:display="true" table:show-details="true"/>
                <table:data-pilot-member table:name="0.3276" table:display="true" table:show-details="true"/>
                <table:data-pilot-member table:name="0.345" table:display="true" table:show-details="true"/>
                <table:data-pilot-member table:name="0.3561" table:display="true" table:show-details="true"/>
                <table:data-pilot-member table:name="0.3688" table:display="true" table:show-details="true"/>
                <table:data-pilot-member table:name="0.3764" table:display="true" table:show-details="true"/>
                <table:data-pilot-member table:name="0.4031" table:display="true" table:show-details="true"/>
                <table:data-pilot-member table:name="0.4105" table:display="true" table:show-details="true"/>
                <table:data-pilot-member table:name="0.4137" table:display="true" table:show-details="true"/>
                <table:data-pilot-member table:name="0.4323" table:display="true" table:show-details="true"/>
                <table:data-pilot-member table:name="0.4463" table:display="true" table:show-details="true"/>
                <table:data-pilot-member table:name="0.4547" table:display="true" table:show-details="true"/>
                <table:data-pilot-member table:name="0.456" table:display="true" table:show-details="true"/>
                <table:data-pilot-member table:name="0.5234" table:display="true" table:show-details="true"/>
                <table:data-pilot-member table:name="0.5405" table:display="true" table:show-details="true"/>
                <table:data-pilot-member table:name="0.5442" table:display="true" table:show-details="true"/>
                <table:data-pilot-member table:name="0.5451" table:display="true" table:show-details="true"/>
                <table:data-pilot-member table:name="0.6106" table:display="true" table:show-details="true"/>
                <table:data-pilot-member table:name="0.6336" table:display="true" table:show-details="true"/>
                <table:data-pilot-member table:name="0.6791" table:display="true" table:show-details="true"/>
                <table:data-pilot-member table:name="0.7678" table:display="true" table:show-details="true"/>
                <table:data-pilot-member table:name="0.8431" table:display="true" table:show-details="true"/>
                <table:data-pilot-member table:name="0.8686" table:display="true" table:show-details="true"/>
                <table:data-pilot-member table:name="0.981" table:display="true" table:show-details="true"/>
                <table:data-pilot-member table:name="1.0679" table:display="true" table:show-details="true"/>
                <table:data-pilot-member table:name="1.1603" table:display="true" table:show-details="true"/>
                <table:data-pilot-member table:name="1.2444" table:display="true" table:show-details="true"/>
                <table:data-pilot-member table:name="1.5113" table:display="true" table:show-details="true"/>
                <table:data-pilot-member table:name="1.6889" table:display="true" table:show-details="true"/>
                <table:data-pilot-member table:name="1.9305" table:display="true" table:show-details="true"/>
                <table:data-pilot-member table:name="2.32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00:42:58.226634132</dc:date>
    <meta:editing-duration>PT1M27S</meta:editing-duration>
    <meta:editing-cycles>1</meta:editing-cycles>
    <meta:document-statistic meta:table-count="2" meta:cell-count="305" meta:object-count="1"/>
    <meta:generator>LibreOffice/6.1.4.2$Linux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417cm" svg:height="16.547cm" xlink:href=".." xlink:type="simple" loext:data-pilot-source="DataPilot1" chart:class="chart:line" chart:style-name="ch1">
        <chart:title svg:x="13.179cm" svg:y="0.465cm" chart:style-name="ch2">
          <text:p>Image blurring</text:p>
        </chart:title>
        <chart:subtitle svg:x="14.124cm" svg:y="1.586cm" chart:style-name="ch3">
          <text:p>1080p</text:p>
        </chart:subtitle>
        <chart:legend chart:legend-position="end" svg:x="24.427cm" svg:y="5.423cm" style:legend-expansion="high" chart:style-name="ch4"/>
        <chart:plot-area chart:style-name="ch5" table:cell-range-address="PivotChart" chart:data-source-has-labels="column" svg:x="1.596cm" svg:y="2.589cm" svg:width="22.243cm" svg:height="11.75cm">
          <chartooo:coordinate-region svg:x="2.332cm" svg:y="2.788cm" svg:width="21.314cm" svg:height="10.905cm"/>
          <chart:axis chart:dimension="x" chart:name="primary-x" chart:style-name="ch6" chartooo:axis-type="auto">
            <chartooo:date-scale/>
            <chart:title svg:x="11.823cm" svg:y="14.67cm" chart:style-name="ch7">
              <text:p>Kernel level</text:p>
            </chart:title>
            <chart:categories table:cell-range-address="PT@categories"/>
            <chart:grid chart:style-name="ch8" chart:class="major"/>
          </chart:axis>
          <chart:axis chart:dimension="y" chart:name="primary-y" chart:style-name="ch6">
            <chart:title svg:x="0.451cm" svg:y="9.101cm" chart:style-name="ch9">
              <text:p>Time (s)</text:p>
            </chart:title>
            <chart:grid chart:style-name="ch8" chart:class="major"/>
          </chart:axis>
          <chart:series chart:style-name="ch10" chart:values-cell-range-address="PT@data 0" chart:label-cell-address="PT@label 0" chart:class="chart:line">
            <chart:data-point chart:repeated="13"/>
          </chart:series>
          <chart:series chart:style-name="ch11" chart:values-cell-range-address="PT@data 1" chart:label-cell-address="PT@label 1" chart:class="chart:line">
            <chart:data-point chart:repeated="13"/>
          </chart:series>
          <chart:series chart:style-name="ch12" chart:values-cell-range-address="PT@data 2" chart:label-cell-address="PT@label 2" chart:class="chart:line">
            <chart:data-point chart:repeated="13"/>
          </chart:series>
          <chart:series chart:style-name="ch13" chart:values-cell-range-address="PT@data 3" chart:label-cell-address="PT@label 3" chart:class="chart:line">
            <chart:data-point chart:repeated="13"/>
          </chart:series>
          <chart:series chart:style-name="ch14" chart:values-cell-range-address="PT@data 4" chart:label-cell-address="PT@label 4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T@label 0</svg:desc>
                </draw:g>
              </table:table-cell>
              <table:table-cell office:value-type="string">
                <text:p>2</text:p>
                <draw:g>
                  <svg:desc>PT@label 1</svg:desc>
                </draw:g>
              </table:table-cell>
              <table:table-cell office:value-type="string">
                <text:p>4</text:p>
                <draw:g>
                  <svg:desc>PT@label 2</svg:desc>
                </draw:g>
              </table:table-cell>
              <table:table-cell office:value-type="string">
                <text:p>8</text:p>
                <draw:g>
                  <svg:desc>PT@label 3</svg:desc>
                </draw:g>
              </table:table-cell>
              <table:table-cell office:value-type="string">
                <text:p>16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PT@categories</svg:desc>
                </draw:g>
              </table:table-cell>
              <table:table-cell office:value-type="float" office:value="0.145">
                <text:p>0.145</text:p>
                <draw:g>
                  <svg:desc>PT@data 0</svg:desc>
                </draw:g>
              </table:table-cell>
              <table:table-cell office:value-type="float" office:value="0.0694">
                <text:p>0.0694</text:p>
                <draw:g>
                  <svg:desc>PT@data 1</svg:desc>
                </draw:g>
              </table:table-cell>
              <table:table-cell office:value-type="float" office:value="0.0406">
                <text:p>0.0406</text:p>
                <draw:g>
                  <svg:desc>PT@data 2</svg:desc>
                </draw:g>
              </table:table-cell>
              <table:table-cell office:value-type="float" office:value="0.0375">
                <text:p>0.0375</text:p>
                <draw:g>
                  <svg:desc>PT@data 3</svg:desc>
                </draw:g>
              </table:table-cell>
              <table:table-cell office:value-type="float" office:value="0.0335">
                <text:p>0.0335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75">
                <text:p>0.2075</text:p>
              </table:table-cell>
              <table:table-cell office:value-type="float" office:value="0.1059">
                <text:p>0.1059</text:p>
              </table:table-cell>
              <table:table-cell office:value-type="float" office:value="0.0573">
                <text:p>0.0573</text:p>
              </table:table-cell>
              <table:table-cell office:value-type="float" office:value="0.0569">
                <text:p>0.0569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6">
                <text:p>0.306</text:p>
              </table:table-cell>
              <table:table-cell office:value-type="float" office:value="0.1592">
                <text:p>0.1592</text:p>
              </table:table-cell>
              <table:table-cell office:value-type="float" office:value="0.0848">
                <text:p>0.0848</text:p>
              </table:table-cell>
              <table:table-cell office:value-type="float" office:value="0.082">
                <text:p>0.082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05">
                <text:p>0.4105</text:p>
              </table:table-cell>
              <table:table-cell office:value-type="float" office:value="0.205">
                <text:p>0.205</text:p>
              </table:table-cell>
              <table:table-cell office:value-type="float" office:value="0.1115">
                <text:p>0.1115</text:p>
              </table:table-cell>
              <table:table-cell office:value-type="float" office:value="0.1085">
                <text:p>0.1085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05">
                <text:p>0.5405</text:p>
              </table:table-cell>
              <table:table-cell office:value-type="float" office:value="0.2843">
                <text:p>0.2843</text:p>
              </table:table-cell>
              <table:table-cell office:value-type="float" office:value="0.1385">
                <text:p>0.1385</text:p>
              </table:table-cell>
              <table:table-cell office:value-type="float" office:value="0.1345">
                <text:p>0.1345</text:p>
              </table:table-cell>
              <table:table-cell office:value-type="float" office:value="0.1252">
                <text:p>0.1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91">
                <text:p>0.6791</text:p>
              </table:table-cell>
              <table:table-cell office:value-type="float" office:value="0.345">
                <text:p>0.345</text:p>
              </table:table-cell>
              <table:table-cell office:value-type="float" office:value="0.1993">
                <text:p>0.1993</text:p>
              </table:table-cell>
              <table:table-cell office:value-type="float" office:value="0.1737">
                <text:p>0.1737</text:p>
              </table:table-cell>
              <table:table-cell office:value-type="float" office:value="0.1447">
                <text:p>0.1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31">
                <text:p>0.8431</text:p>
              </table:table-cell>
              <table:table-cell office:value-type="float" office:value="0.4323">
                <text:p>0.4323</text:p>
              </table:table-cell>
              <table:table-cell office:value-type="float" office:value="0.2377">
                <text:p>0.2377</text:p>
              </table:table-cell>
              <table:table-cell office:value-type="float" office:value="0.2175">
                <text:p>0.2175</text:p>
              </table:table-cell>
              <table:table-cell office:value-type="float" office:value="0.1858">
                <text:p>0.1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79">
                <text:p>1.0679</text:p>
              </table:table-cell>
              <table:table-cell office:value-type="float" office:value="0.5451">
                <text:p>0.5451</text:p>
              </table:table-cell>
              <table:table-cell office:value-type="float" office:value="0.2694">
                <text:p>0.2694</text:p>
              </table:table-cell>
              <table:table-cell office:value-type="float" office:value="0.2555">
                <text:p>0.2555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44">
                <text:p>1.2444</text:p>
              </table:table-cell>
              <table:table-cell office:value-type="float" office:value="0.6336">
                <text:p>0.6336</text:p>
              </table:table-cell>
              <table:table-cell office:value-type="float" office:value="0.3561">
                <text:p>0.3561</text:p>
              </table:table-cell>
              <table:table-cell office:value-type="float" office:value="0.3054">
                <text:p>0.3054</text:p>
              </table:table-cell>
              <table:table-cell office:value-type="float" office:value="0.2747">
                <text:p>0.2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13">
                <text:p>1.5113</text:p>
              </table:table-cell>
              <table:table-cell office:value-type="float" office:value="0.7678">
                <text:p>0.7678</text:p>
              </table:table-cell>
              <table:table-cell office:value-type="float" office:value="0.4137">
                <text:p>0.4137</text:p>
              </table:table-cell>
              <table:table-cell office:value-type="float" office:value="0.3276">
                <text:p>0.3276</text:p>
              </table:table-cell>
              <table:table-cell office:value-type="float" office:value="0.3177">
                <text:p>0.3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889">
                <text:p>1.6889</text:p>
              </table:table-cell>
              <table:table-cell office:value-type="float" office:value="0.8686">
                <text:p>0.8686</text:p>
              </table:table-cell>
              <table:table-cell office:value-type="float" office:value="0.4463">
                <text:p>0.4463</text:p>
              </table:table-cell>
              <table:table-cell office:value-type="float" office:value="0.3688">
                <text:p>0.3688</text:p>
              </table:table-cell>
              <table:table-cell office:value-type="float" office:value="0.3764">
                <text:p>0.3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305">
                <text:p>1.9305</text:p>
              </table:table-cell>
              <table:table-cell office:value-type="float" office:value="0.981">
                <text:p>0.981</text:p>
              </table:table-cell>
              <table:table-cell office:value-type="float" office:value="0.5234">
                <text:p>0.5234</text:p>
              </table:table-cell>
              <table:table-cell office:value-type="float" office:value="0.456">
                <text:p>0.456</text:p>
              </table:table-cell>
              <table:table-cell office:value-type="float" office:value="0.4031">
                <text:p>0.4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225">
                <text:p>2.3225</text:p>
              </table:table-cell>
              <table:table-cell office:value-type="float" office:value="1.1603">
                <text:p>1.1603</text:p>
              </table:table-cell>
              <table:table-cell office:value-type="float" office:value="0.6106">
                <text:p>0.6106</text:p>
              </table:table-cell>
              <table:table-cell office:value-type="float" office:value="0.5442">
                <text:p>0.5442</text:p>
              </table:table-cell>
              <table:table-cell office:value-type="float" office:value="0.4547">
                <text:p>0.4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